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725" officeooo:paragraph-rsid="00139e42"/>
    </style:style>
    <style:style style:name="P2" style:family="paragraph" style:parent-style-name="Standard">
      <style:text-properties officeooo:rsid="00175f8b" officeooo:paragraph-rsid="00175f8b"/>
    </style:style>
    <style:style style:name="P3" style:family="paragraph" style:parent-style-name="Standard">
      <style:text-properties officeooo:rsid="00194333" officeooo:paragraph-rsid="00194333"/>
    </style:style>
    <style:style style:name="P4" style:family="paragraph" style:parent-style-name="Standard">
      <style:text-properties officeooo:rsid="001a818a" officeooo:paragraph-rsid="001a818a"/>
    </style:style>
    <style:style style:name="P5" style:family="paragraph" style:parent-style-name="Standard">
      <style:text-properties officeooo:rsid="001b7af4" officeooo:paragraph-rsid="001b7af4"/>
    </style:style>
    <style:style style:name="P6" style:family="paragraph" style:parent-style-name="Standard">
      <style:text-properties officeooo:rsid="001f6629" officeooo:paragraph-rsid="001f6629"/>
    </style:style>
    <style:style style:name="P7" style:family="paragraph" style:parent-style-name="Standard">
      <style:text-properties officeooo:rsid="00214ad4" officeooo:paragraph-rsid="00214ad4"/>
    </style:style>
    <style:style style:name="P8" style:family="paragraph" style:parent-style-name="Standard">
      <style:text-properties officeooo:rsid="00232dea" officeooo:paragraph-rsid="00232dea"/>
    </style:style>
    <style:style style:name="P9" style:family="paragraph" style:parent-style-name="Standard">
      <style:text-properties officeooo:rsid="00249e90" officeooo:paragraph-rsid="00249e90"/>
    </style:style>
    <style:style style:name="P10" style:family="paragraph" style:parent-style-name="Standard">
      <style:text-properties officeooo:rsid="002513de" officeooo:paragraph-rsid="002513de"/>
    </style:style>
    <style:style style:name="T1" style:family="text">
      <style:text-properties officeooo:rsid="00139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2</text:span></text:p>
      <text:p text:style-name="P1">Q-2</text:p>
      <text:p text:style-name="P1">#include&lt;stdio.h&gt;</text:p>
      <text:p text:style-name="P1">#include&lt;stdlib.h&gt;</text:p>
      <text:p text:style-name="P1">void swap(float *d1 , float *d2)</text:p>
      <text:p text:style-name="P1">{</text:p>
      <text:p text:style-name="P1"><text:s text:c="4"/>float temp;</text:p>
      <text:p text:style-name="P1"><text:s text:c="4"/>temp=*d1;</text:p>
      <text:p text:style-name="P1"><text:s text:c="4"/>*d1=*d2;</text:p>
      <text:p text:style-name="P1"><text:s text:c="4"/>*d2=temp;</text:p>
      <text:p text:style-name="P1">}</text:p>
      <text:p text:style-name="P1">void palin(int n)</text:p>
      <text:p text:style-name="P1">{</text:p>
      <text:p text:style-name="P1"><text:tab/>int reversedInteger,remainder,originalInteger;</text:p>
      <text:p text:style-name="P1"><text:tab/>originalInteger = n;</text:p>
      <text:p text:style-name="P1"/>
      <text:p text:style-name="P1"><text:s text:c="4"/>// reversed integer is stored in variable </text:p>
      <text:p text:style-name="P1"><text:s text:c="4"/>while( n!=0 )</text:p>
      <text:p text:style-name="P1"><text:s text:c="4"/>{</text:p>
      <text:p text:style-name="P1"><text:s text:c="8"/>remainder = n%10;</text:p>
      <text:p text:style-name="P1"><text:s text:c="8"/>reversedInteger = reversedInteger*10 + remainder;</text:p>
      <text:p text:style-name="P1"><text:s text:c="8"/>n /= 10;</text:p>
      <text:p text:style-name="P1"><text:s text:c="4"/>}</text:p>
      <text:p text:style-name="P1"/>
      <text:p text:style-name="P1"><text:s text:c="4"/>// palindrome if orignalInteger and reversedInteger are equal</text:p>
      <text:p text:style-name="P1"><text:s text:c="4"/>if (originalInteger == reversedInteger)</text:p>
      <text:p text:style-name="P1"><text:s text:c="8"/>printf("%d is a palindrome.", originalInteger);</text:p>
      <text:p text:style-name="P1"><text:s text:c="4"/>else</text:p>
      <text:p text:style-name="P1"><text:s text:c="8"/>printf("%d is not a palindrome.", originalInteger);</text:p>
      <text:p text:style-name="P1"><text:s text:c="4"/></text:p>
      <text:p text:style-name="P1">}</text:p>
      <text:p text:style-name="P1"/>
      <text:p text:style-name="P1">int main()</text:p>
      <text:p text:style-name="P1">{</text:p>
      <text:p text:style-name="P1"><text:tab/>int x,y;</text:p>
      <text:p text:style-name="P1"><text:tab/>FILE *fp;</text:p>
      <text:p text:style-name="P1"><text:tab/>fp = fopen("text1.txt","w+");</text:p>
      <text:p text:style-name="P1"><text:tab/>fputs("45 75",fp);</text:p>
      <text:p text:style-name="P1"><text:tab/>rewind(fp);</text:p>
      <text:p text:style-name="P1"><text:tab/>fscanf(fp,"%d %d",&amp;x,&amp;y);</text:p>
      <text:p text:style-name="P1"><text:tab/>printf("\n Before swapping values of \n X=%d and Y=%d",x,y);</text:p>
      <text:p text:style-name="P1"><text:tab/>swap(&amp;x,&amp;y);</text:p>
      <text:p text:style-name="P1"><text:tab/>printf("\n After swapping values of \n X=%d and Y=%d",x,y);</text:p>
      <text:p text:style-name="P1"><text:tab/>palin(x);</text:p>
      <text:p text:style-name="P1"><text:tab/>palin(y);</text:p>
      <text:p text:style-name="P1"><text:tab/>fclose(fp);</text:p>
      <text:p text:style-name="P1"><text:tab/></text:p>
      <text:p text:style-name="P1">}</text:p>
      <text:p text:style-name="P2">O/p:-</text:p>
      <text:p text:style-name="P2"/>
      <text:p text:style-name="P2">yash@yash-Lenovo-ideapad-310-15ISK:~/Assignment2$ ./a.out</text:p>
      <text:p text:style-name="P2"/>
      <text:p text:style-name="P2"><text:soft-page-break/><text:s/>Before swapping values of </text:p>
      <text:p text:style-name="P2"><text:s/>X=45 and Y=75</text:p>
      <text:p text:style-name="P2"><text:s/>After swapping values of </text:p>
      <text:p text:style-name="P2"><text:s/>X=75 and Y=4575 is not a palindrome.45 is not a palindrome.yash@yash-Lenovo-ideapad-310-15ISK:~/Assignment2$ ^C</text:p>
      <text:p text:style-name="P2">yash@yash-Lenovo-ideapad-310-15ISK:~/Assignment2$ </text:p>
      <text:p text:style-name="P2">Q-2</text:p>
      <text:p text:style-name="P2">#include&lt;stdio.h&gt;</text:p>
      <text:p text:style-name="P2">#include&lt;stdlib.h&gt;</text:p>
      <text:p text:style-name="P2">FILE *fp;</text:p>
      <text:p text:style-name="P2">struct node{</text:p>
      <text:p text:style-name="P2"><text:s text:c="4"/>int data;</text:p>
      <text:p text:style-name="P2"><text:s text:c="4"/>struct node *next;</text:p>
      <text:p text:style-name="P2">}*head=NULL;</text:p>
      <text:p text:style-name="P2">void Insert(int item)</text:p>
      <text:p text:style-name="P2">{</text:p>
      <text:p text:style-name="P2"><text:s text:c="4"/>//int item;</text:p>
      <text:p text:style-name="P2"><text:s text:c="4"/>struct node *temp,*newnode;</text:p>
      <text:p text:style-name="P2"><text:s text:c="4"/>newnode=(struct node*)malloc(sizeof(struct node));</text:p>
      <text:p text:style-name="P2"><text:s text:c="4"/>if(newnode == NULL)</text:p>
      <text:p text:style-name="P2"><text:s text:c="8"/>printf("Error: Assigning Memory\n");</text:p>
      <text:p text:style-name="P2"><text:s text:c="2"/>// <text:s/>printf("Insert Data At Last : ");</text:p>
      <text:p text:style-name="P2"><text:s text:c="4"/>//scanf("%d",&amp;item);</text:p>
      <text:p text:style-name="P2"><text:s text:c="4"/>newnode-&gt;data=item;</text:p>
      <text:p text:style-name="P2"><text:s text:c="4"/>temp=head;</text:p>
      <text:p text:style-name="P2"><text:s text:c="4"/>if(head == NULL)</text:p>
      <text:p text:style-name="P2"><text:s text:c="4"/>{</text:p>
      <text:p text:style-name="P2"><text:s text:c="8"/>head=newnode;</text:p>
      <text:p text:style-name="P2"><text:s text:c="8"/>newnode-&gt;next=NULL;</text:p>
      <text:p text:style-name="P2"><text:s text:c="4"/>}</text:p>
      <text:p text:style-name="P2"><text:s text:c="4"/>else</text:p>
      <text:p text:style-name="P2"><text:s text:c="4"/>{</text:p>
      <text:p text:style-name="P2"><text:s text:c="9"/>while(temp-&gt;next != NULL)</text:p>
      <text:p text:style-name="P2"><text:s text:c="9"/>{</text:p>
      <text:p text:style-name="P2"><text:s text:c="12"/>temp=temp-&gt;next;</text:p>
      <text:p text:style-name="P2"><text:s text:c="9"/>}</text:p>
      <text:p text:style-name="P2"><text:s text:c="9"/>temp-&gt;next=newnode;</text:p>
      <text:p text:style-name="P2"><text:s text:c="9"/>newnode-&gt;next=NULL;</text:p>
      <text:p text:style-name="P2"><text:s text:c="4"/>}</text:p>
      <text:p text:style-name="P2"/>
      <text:p text:style-name="P2">}</text:p>
      <text:p text:style-name="P2">int search(int a)</text:p>
      <text:p text:style-name="P2">{</text:p>
      <text:p text:style-name="P2"><text:tab/>int i,j;</text:p>
      <text:p text:style-name="P2"><text:tab/>struct node *temp;</text:p>
      <text:p text:style-name="P2"><text:tab/>temp=head;</text:p>
      <text:p text:style-name="P2"><text:tab/>for(i =0;i&lt;a;i++)</text:p>
      <text:p text:style-name="P2"><text:tab/>{</text:p>
      <text:p text:style-name="P2"><text:tab/><text:tab/>temp=temp-&gt;next;</text:p>
      <text:p text:style-name="P2"><text:tab/>}</text:p>
      <text:p text:style-name="P2"><text:tab/>j=temp-&gt;data;</text:p>
      <text:p text:style-name="P2"><text:tab/>return j;</text:p>
      <text:p text:style-name="P2"><text:soft-page-break/>}</text:p>
      <text:p text:style-name="P2">void printPowerSet(int set_size) </text:p>
      <text:p text:style-name="P2">{ </text:p>
      <text:p text:style-name="P2"><text:tab/>int pow_set_size = pow(2, set_size); </text:p>
      <text:p text:style-name="P2"><text:s text:c="4"/>int counter, j; </text:p>
      <text:p text:style-name="P2"><text:s text:c="2"/></text:p>
      <text:p text:style-name="P2"><text:s text:c="3"/></text:p>
      <text:p text:style-name="P2"><text:s text:c="4"/>for(counter = 0; counter &lt; pow_set_size; counter++) </text:p>
      <text:p text:style-name="P2"><text:s text:c="4"/>{ </text:p>
      <text:p text:style-name="P2"><text:s text:c="6"/>for(j = 0; j &lt; set_size; j++) </text:p>
      <text:p text:style-name="P2"><text:s text:c="7"/>{ </text:p>
      <text:p text:style-name="P2"><text:s text:c="10"/></text:p>
      <text:p text:style-name="P2"><text:s text:c="10"/>if(counter &amp; (1&lt;&lt;j)) </text:p>
      <text:p text:style-name="P2"><text:s text:c="12"/>printf("%d", search(j)); </text:p>
      <text:p text:style-name="P2"><text:s text:c="7"/>} </text:p>
      <text:p text:style-name="P2"><text:s text:c="7"/>printf("\n"); </text:p>
      <text:p text:style-name="P2"><text:s text:c="4"/>} </text:p>
      <text:p text:style-name="P2">} </text:p>
      <text:p text:style-name="P2">int main()</text:p>
      <text:p text:style-name="P2">{</text:p>
      <text:p text:style-name="P2"><text:tab/>fp=fopen("p2.txt","r+");</text:p>
      <text:p text:style-name="P2"><text:tab/>int x,c=0;</text:p>
      <text:p text:style-name="P2"><text:tab/>//fscanf(fp,"%d",&amp;x);</text:p>
      <text:p text:style-name="P2"><text:tab/>while((fscanf(fp,"%d",&amp;x))!=EOF)</text:p>
      <text:p text:style-name="P2"><text:tab/>{</text:p>
      <text:p text:style-name="P2"><text:tab/><text:tab/>Insert(x);</text:p>
      <text:p text:style-name="P2"><text:tab/><text:tab/>c++;</text:p>
      <text:p text:style-name="P2"><text:tab/>}</text:p>
      <text:p text:style-name="P2"><text:tab/>printf("The total number of nodes are %d",c);</text:p>
      <text:p text:style-name="P2"><text:tab/>int k;</text:p>
      <text:p text:style-name="P2"><text:tab/>//k=search(3);</text:p>
      <text:p text:style-name="P2"><text:tab/>printPowerSet(c);</text:p>
      <text:p text:style-name="P2"><text:tab/>//printf("%d",k);</text:p>
      <text:p text:style-name="P2">}</text:p>
      <text:p text:style-name="P3">O/P:-</text:p>
      <text:p text:style-name="P3">yash@yash-Lenovo-ideapad-310-15ISK:~/Assignment2$ ^C</text:p>
      <text:p text:style-name="P3">yash@yash-Lenovo-ideapad-310-15ISK:~/Assignment2$ gcc p2.c -o p2.exe -ul</text:p>
      <text:p text:style-name="P3">p2.c: In function ‘printPowerSet’:</text:p>
      <text:p text:style-name="P3">p2.c:49:21: warning: implicit declaration of function ‘pow’ [-Wimplicit-function-declaration]</text:p>
      <text:p text:style-name="P3"><text:s text:c="2"/>int pow_set_size = pow(2, set_size);</text:p>
      <text:p text:style-name="P3"><text:s text:c="21"/>^~~</text:p>
      <text:p text:style-name="P3">p2.c:49:21: warning: incompatible implicit declaration of built-in function ‘pow’</text:p>
      <text:p text:style-name="P3">p2.c:49:21: note: include ‘&lt;math.h&gt;’ or provide a declaration of ‘pow’</text:p>
      <text:p text:style-name="P3">/tmp/cc0KDycZ.o: In function `printPowerSet':</text:p>
      <text:p text:style-name="P3">p2.c:(.text+0xff): undefined reference to `pow'</text:p>
      <text:p text:style-name="P3">collect2: error: ld returned 1 exit status</text:p>
      <text:p text:style-name="P3">yash@yash-Lenovo-ideapad-310-15ISK:~/Assignment2$ ./p2.exe</text:p>
      <text:p text:style-name="P4">Q-5</text:p>
      <text:p text:style-name="P4">#include&lt;stdio.h&gt;</text:p>
      <text:p text:style-name="P4">#include&lt;stdlib.h&gt;</text:p>
      <text:p text:style-name="P4">struct node</text:p>
      <text:p text:style-name="P4">{</text:p>
      <text:p text:style-name="P4"><text:soft-page-break/><text:tab/>struct node *left;</text:p>
      <text:p text:style-name="P4"><text:tab/>int data;</text:p>
      <text:p text:style-name="P4"><text:tab/>struct node *right;</text:p>
      <text:p text:style-name="P4">};</text:p>
      <text:p text:style-name="P4">FILE *fp;</text:p>
      <text:p text:style-name="P4">struct node* create(int val)</text:p>
      <text:p text:style-name="P4">{</text:p>
      <text:p text:style-name="P4"><text:tab/>struct node *tmp;</text:p>
      <text:p text:style-name="P4"><text:tab/>tmp=(struct node *)malloc(sizeof(struct node));</text:p>
      <text:p text:style-name="P4"><text:tab/>tmp-&gt;data=val;</text:p>
      <text:p text:style-name="P4"><text:tab/>tmp-&gt;right=tmp-&gt;left=NULL;</text:p>
      <text:p text:style-name="P4"><text:tab/>return tmp;</text:p>
      <text:p text:style-name="P4">}</text:p>
      <text:p text:style-name="P4">struct node * q[10];</text:p>
      <text:p text:style-name="P4">int front=-1;</text:p>
      <text:p text:style-name="P4">int rear=-1;</text:p>
      <text:p text:style-name="P4">int isempty()</text:p>
      <text:p text:style-name="P4">{</text:p>
      <text:p text:style-name="P4"><text:tab/>if(front==-1)</text:p>
      <text:p text:style-name="P4"><text:tab/><text:tab/>return 1;</text:p>
      <text:p text:style-name="P4"><text:tab/>else</text:p>
      <text:p text:style-name="P4"><text:tab/><text:tab/>return 0;</text:p>
      <text:p text:style-name="P4">}</text:p>
      <text:p text:style-name="P4">void enqueue(struct node *s)</text:p>
      <text:p text:style-name="P4">{</text:p>
      <text:p text:style-name="P4"><text:tab/>if(rear&gt;=10)</text:p>
      <text:p text:style-name="P4"><text:tab/><text:tab/>return;</text:p>
      <text:p text:style-name="P4"><text:tab/>if(rear==-1)</text:p>
      <text:p text:style-name="P4"><text:tab/>{</text:p>
      <text:p text:style-name="P4"><text:tab/><text:tab/>rear=front=0;</text:p>
      <text:p text:style-name="P4"><text:tab/><text:tab/>q[rear]=s;</text:p>
      <text:p text:style-name="P4"><text:tab/>}</text:p>
      <text:p text:style-name="P4"><text:tab/>else</text:p>
      <text:p text:style-name="P4"><text:tab/>{</text:p>
      <text:p text:style-name="P4"><text:tab/><text:tab/>rear++;</text:p>
      <text:p text:style-name="P4"><text:tab/><text:tab/>q[rear]=s;</text:p>
      <text:p text:style-name="P4"><text:tab/>}</text:p>
      <text:p text:style-name="P4">}</text:p>
      <text:p text:style-name="P4">struct node* dequeue()</text:p>
      <text:p text:style-name="P4">{</text:p>
      <text:p text:style-name="P4"><text:tab/>struct node *tmp=NULL;<text:tab/></text:p>
      <text:p text:style-name="P4"><text:tab/>if(front==-1)</text:p>
      <text:p text:style-name="P4"><text:tab/><text:tab/>return tmp;</text:p>
      <text:p text:style-name="P4"><text:tab/>else</text:p>
      <text:p text:style-name="P4"><text:tab/>{</text:p>
      <text:p text:style-name="P4"><text:tab/><text:tab/>tmp=q[front];</text:p>
      <text:p text:style-name="P4"><text:tab/><text:tab/>if(front==rear)</text:p>
      <text:p text:style-name="P4"><text:tab/><text:tab/><text:tab/>front=rear=-1;</text:p>
      <text:p text:style-name="P4"><text:tab/><text:tab/>else</text:p>
      <text:p text:style-name="P4"><text:tab/><text:tab/><text:tab/>front++;</text:p>
      <text:p text:style-name="P4"><text:tab/><text:tab/>return tmp;</text:p>
      <text:p text:style-name="P4"><text:tab/>}</text:p>
      <text:p text:style-name="P4"><text:soft-page-break/><text:tab/></text:p>
      <text:p text:style-name="P4">}</text:p>
      <text:p text:style-name="P4">struct node * levelorderinsert(struct node *root,int val)</text:p>
      <text:p text:style-name="P4">{</text:p>
      <text:p text:style-name="P4"><text:tab/>front=rear=-1;</text:p>
      <text:p text:style-name="P4"><text:tab/>struct node *tmp=root;<text:tab/><text:tab/></text:p>
      <text:p text:style-name="P4"><text:tab/>enqueue(tmp);</text:p>
      <text:p text:style-name="P4"><text:tab/>while(!isempty())</text:p>
      <text:p text:style-name="P4"><text:tab/>{</text:p>
      <text:p text:style-name="P4"><text:tab/><text:tab/>tmp=dequeue();</text:p>
      <text:p text:style-name="P4"><text:tab/><text:tab/>if(tmp-&gt;left==NULL)</text:p>
      <text:p text:style-name="P4"><text:tab/><text:tab/>{</text:p>
      <text:p text:style-name="P4"><text:tab/><text:tab/><text:tab/>tmp-&gt;left=create(val);</text:p>
      <text:p text:style-name="P4"><text:tab/><text:tab/><text:tab/>break;</text:p>
      <text:p text:style-name="P4"><text:tab/><text:tab/>}</text:p>
      <text:p text:style-name="P4"><text:tab/><text:tab/>else</text:p>
      <text:p text:style-name="P4"><text:tab/><text:tab/><text:tab/>enqueue(tmp-&gt;left);</text:p>
      <text:p text:style-name="P4"><text:tab/><text:tab/>if(tmp-&gt;right==NULL)</text:p>
      <text:p text:style-name="P4"><text:tab/><text:tab/>{</text:p>
      <text:p text:style-name="P4"><text:tab/><text:tab/><text:tab/>tmp-&gt;right=create(val);</text:p>
      <text:p text:style-name="P4"><text:tab/><text:tab/><text:tab/>break;<text:tab/></text:p>
      <text:p text:style-name="P4"><text:tab/><text:tab/>}<text:tab/></text:p>
      <text:p text:style-name="P4"><text:tab/><text:tab/>else</text:p>
      <text:p text:style-name="P4"><text:tab/><text:tab/><text:tab/>enqueue(tmp-&gt;right);<text:tab/><text:tab/></text:p>
      <text:p text:style-name="P4"><text:tab/>}</text:p>
      <text:p text:style-name="P4">}</text:p>
      <text:p text:style-name="P4">void levelorder(struct node *root)</text:p>
      <text:p text:style-name="P4">{</text:p>
      <text:p text:style-name="P4"><text:tab/>front=rear=-1;</text:p>
      <text:p text:style-name="P4"><text:tab/>struct node *tmp=root;</text:p>
      <text:p text:style-name="P4"><text:tab/>enqueue(tmp);</text:p>
      <text:p text:style-name="P4"><text:tab/>while(!isempty())</text:p>
      <text:p text:style-name="P4"><text:tab/>{</text:p>
      <text:p text:style-name="P4"><text:tab/><text:tab/>tmp=dequeue();</text:p>
      <text:p text:style-name="P4"><text:tab/><text:tab/>if(tmp-&gt;left!=NULL)</text:p>
      <text:p text:style-name="P4"><text:tab/><text:tab/><text:tab/>enqueue(tmp-&gt;left);</text:p>
      <text:p text:style-name="P4"><text:tab/><text:tab/>if(tmp-&gt;right!=NULL)</text:p>
      <text:p text:style-name="P4"><text:tab/><text:tab/><text:tab/>enqueue(tmp-&gt;right);</text:p>
      <text:p text:style-name="P4"><text:tab/><text:tab/>printf("%d\t",tmp-&gt;data);</text:p>
      <text:p text:style-name="P4"><text:tab/>}</text:p>
      <text:p text:style-name="P4">}</text:p>
      <text:p text:style-name="P4">void preorder(struct node *root)</text:p>
      <text:p text:style-name="P4">{</text:p>
      <text:p text:style-name="P4"><text:tab/>if(root!=NULL)</text:p>
      <text:p text:style-name="P4"><text:tab/>{</text:p>
      <text:p text:style-name="P4"><text:tab/><text:tab/>printf("%d\t",root-&gt;data);</text:p>
      <text:p text:style-name="P4"><text:tab/><text:tab/>preorder(root-&gt;left);<text:tab/></text:p>
      <text:p text:style-name="P4"><text:tab/><text:tab/>preorder(root-&gt;right);</text:p>
      <text:p text:style-name="P4"><text:tab/>}</text:p>
      <text:p text:style-name="P4">}</text:p>
      <text:p text:style-name="P4">int main()</text:p>
      <text:p text:style-name="P4">{</text:p>
      <text:p text:style-name="P4"><text:soft-page-break/><text:tab/>fp=fopen("p5.txt","r");</text:p>
      <text:p text:style-name="P4"><text:tab/>struct node *root;</text:p>
      <text:p text:style-name="P4"><text:tab/>int val;</text:p>
      <text:p text:style-name="P4"><text:tab/>fscanf(fp,"%d",&amp;val);</text:p>
      <text:p text:style-name="P4"><text:tab/>root=create(val);<text:tab/></text:p>
      <text:p text:style-name="P4"><text:tab/>while((fscanf(fp,"%d",&amp;val))!=EOF)</text:p>
      <text:p text:style-name="P4"><text:tab/>{<text:tab/><text:tab/></text:p>
      <text:p text:style-name="P4"><text:tab/><text:tab/><text:tab/>levelorderinsert(root,val);<text:tab/></text:p>
      <text:p text:style-name="P4"><text:tab/>}</text:p>
      <text:p text:style-name="P4"><text:tab/>printf("Binary tree created \n");</text:p>
      <text:p text:style-name="P4"><text:tab/>printf("Level order traversal of binary tree\n");<text:tab/></text:p>
      <text:p text:style-name="P4"><text:tab/>levelorder(root);</text:p>
      <text:p text:style-name="P4"><text:tab/>printf("\nPre order traversal of binary tree\n");</text:p>
      <text:p text:style-name="P4"><text:tab/>preorder(root);</text:p>
      <text:p text:style-name="P4"><text:tab/>fclose(fp);</text:p>
      <text:p text:style-name="P4">}</text:p>
      <text:p text:style-name="P5">O/p:-</text:p>
      <text:p text:style-name="P5">Binary tree created </text:p>
      <text:p text:style-name="P5">Level order traversal of binary tree</text:p>
      <text:p text:style-name="P5">45<text:tab/>5<text:tab/>66<text:tab/>77<text:tab/>99<text:tab/>55<text:tab/>33<text:tab/>8<text:tab/>47<text:tab/></text:p>
      <text:p text:style-name="P5">Pre order traversal of binary tree</text:p>
      <text:p text:style-name="P5">45<text:tab/>5<text:tab/>77<text:tab/>8<text:tab/>47<text:tab/>99<text:tab/>66<text:tab/>55<text:tab/>33<text:tab/>yash@yash-Lenovo-ideapad-310-15ISK:~/Assignment2$ ^C</text:p>
      <text:p text:style-name="P5">yash@yash-Lenovo-ideapad-310-15ISK:~/Assignment2$ </text:p>
      <text:p text:style-name="P6">Q-6</text:p>
      <text:p text:style-name="P6">#include&lt;stdio.h&gt;</text:p>
      <text:p text:style-name="P6">#include&lt;stdlib.h&gt;</text:p>
      <text:p text:style-name="P6">struct node</text:p>
      <text:p text:style-name="P6">{</text:p>
      <text:p text:style-name="P6"><text:tab/>struct node *left;</text:p>
      <text:p text:style-name="P6"><text:tab/>int data;</text:p>
      <text:p text:style-name="P6"><text:tab/>struct node *right;</text:p>
      <text:p text:style-name="P6">};</text:p>
      <text:p text:style-name="P6">FILE *fp;</text:p>
      <text:p text:style-name="P6">struct node * findmin(struct node *root)</text:p>
      <text:p text:style-name="P6">{</text:p>
      <text:p text:style-name="P6"><text:tab/>while(root-&gt;left != NULL )</text:p>
      <text:p text:style-name="P6"><text:tab/>{</text:p>
      <text:p text:style-name="P6"><text:tab/><text:tab/>root=root-&gt;left;</text:p>
      <text:p text:style-name="P6"><text:tab/>}</text:p>
      <text:p text:style-name="P6"><text:tab/>return root;</text:p>
      <text:p text:style-name="P6">}</text:p>
      <text:p text:style-name="P6">struct node* createnode(int val)</text:p>
      <text:p text:style-name="P6">{</text:p>
      <text:p text:style-name="P6"><text:tab/>struct node *tmp;</text:p>
      <text:p text:style-name="P6"><text:tab/>tmp=(struct node *)malloc(sizeof(struct node));</text:p>
      <text:p text:style-name="P6"><text:tab/>tmp-&gt;data=val;</text:p>
      <text:p text:style-name="P6"><text:tab/>tmp-&gt;right=tmp-&gt;left=NULL;</text:p>
      <text:p text:style-name="P6"><text:tab/>return tmp;</text:p>
      <text:p text:style-name="P6">}</text:p>
      <text:p text:style-name="P6">struct node * insert(struct node *root,int val)</text:p>
      <text:p text:style-name="P6">{</text:p>
      <text:p text:style-name="P6"><text:soft-page-break/><text:tab/>if(root == NULL)</text:p>
      <text:p text:style-name="P6"><text:tab/>{</text:p>
      <text:p text:style-name="P6"><text:tab/><text:tab/>root=createnode(val);</text:p>
      <text:p text:style-name="P6"><text:tab/><text:tab/>return root;</text:p>
      <text:p text:style-name="P6"><text:tab/>}</text:p>
      <text:p text:style-name="P6"><text:tab/>else if(root-&gt;data &gt; val)</text:p>
      <text:p text:style-name="P6"><text:tab/>{</text:p>
      <text:p text:style-name="P6"><text:tab/><text:tab/>root-&gt;left=insert(root-&gt;left,val);</text:p>
      <text:p text:style-name="P6"><text:tab/>}<text:tab/></text:p>
      <text:p text:style-name="P6"><text:tab/>else if(root-&gt;data&lt;= val)</text:p>
      <text:p text:style-name="P6"><text:tab/>{</text:p>
      <text:p text:style-name="P6"><text:tab/><text:tab/>root-&gt;right=insert(root-&gt;right,val);</text:p>
      <text:p text:style-name="P6"><text:tab/>}</text:p>
      <text:p text:style-name="P6">}</text:p>
      <text:p text:style-name="P6">void inorder(struct node *root,int v1,int v2)</text:p>
      <text:p text:style-name="P6">{</text:p>
      <text:p text:style-name="P6"><text:tab/>if(root!=NULL)</text:p>
      <text:p text:style-name="P6"><text:tab/>{</text:p>
      <text:p text:style-name="P6"><text:tab/><text:tab/>inorder(root-&gt;left,v1,v2);</text:p>
      <text:p text:style-name="P6"><text:tab/><text:tab/>if(root-&gt;data &gt;= v1 &amp;&amp; root-&gt;data&lt; v2)</text:p>
      <text:p text:style-name="P6"><text:tab/><text:tab/></text:p>
      <text:p text:style-name="P6"><text:tab/><text:tab/><text:tab/>printf("%d\t",root-&gt;data);</text:p>
      <text:p text:style-name="P6"><text:tab/><text:tab/>inorder(root-&gt;right,v1,v2);</text:p>
      <text:p text:style-name="P6"><text:tab/>}</text:p>
      <text:p text:style-name="P6">}</text:p>
      <text:p text:style-name="P6">int main()</text:p>
      <text:p text:style-name="P6">{</text:p>
      <text:p text:style-name="P6"><text:tab/>int val,v1,v2;</text:p>
      <text:p text:style-name="P6"><text:tab/>struct node * root=NULL;</text:p>
      <text:p text:style-name="P6"><text:tab/>fp=fopen("p6.txt","r");</text:p>
      <text:p text:style-name="P6"><text:tab/>while((fscanf(fp,"%d",&amp;val))!=EOF)</text:p>
      <text:p text:style-name="P6"><text:tab/>{</text:p>
      <text:p text:style-name="P6"><text:tab/><text:tab/>root=insert(root,val);</text:p>
      <text:p text:style-name="P6"><text:tab/>}</text:p>
      <text:p text:style-name="P6"><text:tab/>a:</text:p>
      <text:p text:style-name="P6"><text:tab/>printf("\nEnter value1 ");</text:p>
      <text:p text:style-name="P6"><text:tab/>scanf("%d",&amp;v1); </text:p>
      <text:p text:style-name="P6"><text:tab/>printf("Enter value2 ");</text:p>
      <text:p text:style-name="P6"><text:tab/>scanf("%d",&amp;v2);</text:p>
      <text:p text:style-name="P6"><text:tab/>if(v1&gt;v2)</text:p>
      <text:p text:style-name="P6"><text:tab/>{</text:p>
      <text:p text:style-name="P6"><text:tab/><text:tab/><text:tab/>printf("value1 must less than value2");</text:p>
      <text:p text:style-name="P6"><text:tab/><text:tab/><text:tab/>goto a;</text:p>
      <text:p text:style-name="P6"><text:tab/>}</text:p>
      <text:p text:style-name="P6"><text:tab/>printf("Value between %d and %d\n",v1,v2);</text:p>
      <text:p text:style-name="P6"><text:tab/>inorder(root,v1,v2);</text:p>
      <text:p text:style-name="P6">}</text:p>
      <text:p text:style-name="P7">O/p:-</text:p>
      <text:p text:style-name="P7"/>
      <text:p text:style-name="P7">Enter value1 3</text:p>
      <text:p text:style-name="P7">Enter value2 4</text:p>
      <text:p text:style-name="P7">Value between 3 and 4</text:p>
      <text:p text:style-name="P7"><text:soft-page-break/>yash@yash-Lenovo-ideapad-310-15ISK:~/Assignment2$ 5</text:p>
      <text:p text:style-name="P8">Q-7</text:p>
      <text:p text:style-name="P8">#include&lt;stdio.h&gt;</text:p>
      <text:p text:style-name="P8">#include&lt;math.h&gt;</text:p>
      <text:p text:style-name="P8">#include&lt;stdlib.h&gt;</text:p>
      <text:p text:style-name="P8">struct node</text:p>
      <text:p text:style-name="P8">{</text:p>
      <text:p text:style-name="P8"><text:tab/>struct node *left;</text:p>
      <text:p text:style-name="P8"><text:tab/>int data;</text:p>
      <text:p text:style-name="P8"><text:tab/>struct node *right;</text:p>
      <text:p text:style-name="P8">};</text:p>
      <text:p text:style-name="P8">int level=1;</text:p>
      <text:p text:style-name="P8">int totalnodes=1;</text:p>
      <text:p text:style-name="P8">FILE *fp;</text:p>
      <text:p text:style-name="P8">struct node* create(int val)</text:p>
      <text:p text:style-name="P8">{</text:p>
      <text:p text:style-name="P8"><text:tab/>struct node *tmp;</text:p>
      <text:p text:style-name="P8"><text:tab/>tmp=(struct node *)malloc(sizeof(struct node));</text:p>
      <text:p text:style-name="P8"><text:tab/>tmp-&gt;data=val;</text:p>
      <text:p text:style-name="P8"><text:tab/>tmp-&gt;right=tmp-&gt;left=NULL;</text:p>
      <text:p text:style-name="P8"><text:tab/>return tmp;</text:p>
      <text:p text:style-name="P8">}</text:p>
      <text:p text:style-name="P8">struct node * q[10];</text:p>
      <text:p text:style-name="P8">int front=-1;</text:p>
      <text:p text:style-name="P8">int rear=-1;</text:p>
      <text:p text:style-name="P8">int isempty()</text:p>
      <text:p text:style-name="P8">{</text:p>
      <text:p text:style-name="P8"><text:tab/>if(front==-1)</text:p>
      <text:p text:style-name="P8"><text:tab/><text:tab/>return 1;</text:p>
      <text:p text:style-name="P8"><text:tab/>else</text:p>
      <text:p text:style-name="P8"><text:tab/><text:tab/>return 0;</text:p>
      <text:p text:style-name="P8">}</text:p>
      <text:p text:style-name="P8">void enqueue(struct node *s)</text:p>
      <text:p text:style-name="P8">{</text:p>
      <text:p text:style-name="P8"><text:tab/>if(rear&gt;=10)</text:p>
      <text:p text:style-name="P8"><text:tab/><text:tab/>return;</text:p>
      <text:p text:style-name="P8"><text:tab/>if(rear==-1)</text:p>
      <text:p text:style-name="P8"><text:tab/>{</text:p>
      <text:p text:style-name="P8"><text:tab/><text:tab/>rear=front=0;</text:p>
      <text:p text:style-name="P8"><text:tab/><text:tab/>q[rear]=s;</text:p>
      <text:p text:style-name="P8"><text:tab/>}</text:p>
      <text:p text:style-name="P8"><text:tab/>else</text:p>
      <text:p text:style-name="P8"><text:tab/>{</text:p>
      <text:p text:style-name="P8"><text:tab/><text:tab/>rear++;</text:p>
      <text:p text:style-name="P8"><text:tab/><text:tab/>q[rear]=s;</text:p>
      <text:p text:style-name="P8"><text:tab/>}</text:p>
      <text:p text:style-name="P8">}</text:p>
      <text:p text:style-name="P8">struct node* dequeue()</text:p>
      <text:p text:style-name="P8">{</text:p>
      <text:p text:style-name="P8"><text:tab/>struct node *tmp=NULL;<text:tab/></text:p>
      <text:p text:style-name="P8"><text:tab/>if(front==-1)</text:p>
      <text:p text:style-name="P8"><text:tab/><text:tab/>return tmp;</text:p>
      <text:p text:style-name="P8"><text:soft-page-break/><text:tab/>else</text:p>
      <text:p text:style-name="P8"><text:tab/>{</text:p>
      <text:p text:style-name="P8"><text:tab/><text:tab/>tmp=q[front];</text:p>
      <text:p text:style-name="P8"><text:tab/><text:tab/>if(front==rear)</text:p>
      <text:p text:style-name="P8"><text:tab/><text:tab/><text:tab/>front=rear=-1;</text:p>
      <text:p text:style-name="P8"><text:tab/><text:tab/>else</text:p>
      <text:p text:style-name="P8"><text:tab/><text:tab/><text:tab/>front++;</text:p>
      <text:p text:style-name="P8"><text:tab/><text:tab/>return tmp;</text:p>
      <text:p text:style-name="P8"><text:tab/>}</text:p>
      <text:p text:style-name="P8"><text:tab/></text:p>
      <text:p text:style-name="P8">}</text:p>
      <text:p text:style-name="P8">struct node * levelorderinsert(struct node *root,int val)</text:p>
      <text:p text:style-name="P8">{</text:p>
      <text:p text:style-name="P8"><text:tab/>front=rear=-1;</text:p>
      <text:p text:style-name="P8"><text:tab/>struct node *tmp=root;<text:tab/><text:tab/></text:p>
      <text:p text:style-name="P8"><text:tab/>enqueue(tmp);</text:p>
      <text:p text:style-name="P8"><text:tab/>while(!isempty())</text:p>
      <text:p text:style-name="P8"><text:tab/>{</text:p>
      <text:p text:style-name="P8"><text:tab/><text:tab/>tmp=dequeue();</text:p>
      <text:p text:style-name="P8"><text:tab/><text:tab/>if(tmp-&gt;left==NULL)</text:p>
      <text:p text:style-name="P8"><text:tab/><text:tab/>{</text:p>
      <text:p text:style-name="P8"><text:tab/><text:tab/><text:tab/>tmp-&gt;left=create(val);</text:p>
      <text:p text:style-name="P8"><text:tab/><text:tab/><text:tab/>break;</text:p>
      <text:p text:style-name="P8"><text:tab/><text:tab/>}</text:p>
      <text:p text:style-name="P8"><text:tab/><text:tab/>else</text:p>
      <text:p text:style-name="P8"><text:tab/><text:tab/><text:tab/>enqueue(tmp-&gt;left);</text:p>
      <text:p text:style-name="P8"><text:tab/><text:tab/>if(tmp-&gt;right==NULL)</text:p>
      <text:p text:style-name="P8"><text:tab/><text:tab/>{</text:p>
      <text:p text:style-name="P8"><text:tab/><text:tab/><text:tab/>tmp-&gt;right=create(val);</text:p>
      <text:p text:style-name="P8"><text:tab/><text:tab/><text:tab/>break;<text:tab/></text:p>
      <text:p text:style-name="P8"><text:tab/><text:tab/>}<text:tab/></text:p>
      <text:p text:style-name="P8"><text:tab/><text:tab/>else</text:p>
      <text:p text:style-name="P8"><text:tab/><text:tab/><text:tab/>enqueue(tmp-&gt;right);<text:tab/><text:tab/></text:p>
      <text:p text:style-name="P8"><text:tab/>}</text:p>
      <text:p text:style-name="P8">}</text:p>
      <text:p text:style-name="P8">void levelorder(struct node *root)</text:p>
      <text:p text:style-name="P8">{</text:p>
      <text:p text:style-name="P8"><text:tab/>front=rear=-1;</text:p>
      <text:p text:style-name="P8"><text:tab/>struct node *tmp=root;</text:p>
      <text:p text:style-name="P8"><text:tab/>enqueue(tmp);</text:p>
      <text:p text:style-name="P8"><text:tab/>while(!isempty())</text:p>
      <text:p text:style-name="P8"><text:tab/>{</text:p>
      <text:p text:style-name="P8"><text:tab/><text:tab/>tmp=dequeue();</text:p>
      <text:p text:style-name="P8"><text:tab/><text:tab/>if(tmp-&gt;left!=NULL)</text:p>
      <text:p text:style-name="P8"><text:tab/><text:tab/><text:tab/>enqueue(tmp-&gt;left);</text:p>
      <text:p text:style-name="P8"><text:tab/><text:tab/>if(tmp-&gt;right!=NULL)</text:p>
      <text:p text:style-name="P8"><text:tab/><text:tab/><text:tab/>enqueue(tmp-&gt;right);</text:p>
      <text:p text:style-name="P8"><text:tab/><text:tab/>printf("%d\t",tmp-&gt;data);</text:p>
      <text:p text:style-name="P8"><text:tab/>}</text:p>
      <text:p text:style-name="P8">}</text:p>
      <text:p text:style-name="P8">void preorder(struct node *root)</text:p>
      <text:p text:style-name="P8">{</text:p>
      <text:p text:style-name="P8"><text:soft-page-break/><text:tab/>if(root!=NULL)</text:p>
      <text:p text:style-name="P8"><text:tab/>{</text:p>
      <text:p text:style-name="P8"><text:tab/><text:tab/>printf("%d\t",root-&gt;data);</text:p>
      <text:p text:style-name="P8"><text:tab/><text:tab/>preorder(root-&gt;left);<text:tab/></text:p>
      <text:p text:style-name="P8"><text:tab/><text:tab/>preorder(root-&gt;right);</text:p>
      <text:p text:style-name="P8"><text:tab/>}</text:p>
      <text:p text:style-name="P8">}</text:p>
      <text:p text:style-name="P8">int leveloftree(struct node *root)</text:p>
      <text:p text:style-name="P8">{</text:p>
      <text:p text:style-name="P8"><text:tab/>if(root==NULL)</text:p>
      <text:p text:style-name="P8"><text:tab/>{</text:p>
      <text:p text:style-name="P8"><text:tab/><text:tab/>return 0;</text:p>
      <text:p text:style-name="P8"><text:tab/>}</text:p>
      <text:p text:style-name="P8"><text:tab/>else</text:p>
      <text:p text:style-name="P8"><text:tab/>{</text:p>
      <text:p text:style-name="P8"><text:tab/><text:tab/><text:tab/>int left=leveloftree(root-&gt;left);</text:p>
      <text:p text:style-name="P8"><text:tab/><text:tab/><text:tab/>int right=leveloftree(root-&gt;right);</text:p>
      <text:p text:style-name="P8"><text:tab/><text:tab/><text:tab/>if(left&gt;right)</text:p>
      <text:p text:style-name="P8"><text:tab/><text:tab/><text:tab/><text:tab/>return left+1;</text:p>
      <text:p text:style-name="P8"><text:tab/><text:tab/><text:tab/>else</text:p>
      <text:p text:style-name="P8"><text:tab/><text:tab/><text:tab/><text:tab/>return right+1;</text:p>
      <text:p text:style-name="P8"><text:tab/>}<text:tab/></text:p>
      <text:p text:style-name="P8">}</text:p>
      <text:p text:style-name="P8">int main()</text:p>
      <text:p text:style-name="P8">{</text:p>
      <text:p text:style-name="P8"><text:tab/>fp=fopen("p7.txt","r");</text:p>
      <text:p text:style-name="P8"><text:tab/>struct node *root;</text:p>
      <text:p text:style-name="P8"><text:tab/>int val;</text:p>
      <text:p text:style-name="P8"><text:tab/>fscanf(fp,"%d",&amp;val);</text:p>
      <text:p text:style-name="P8"><text:tab/>root=create(val);<text:tab/></text:p>
      <text:p text:style-name="P8"><text:tab/>while((fscanf(fp,"%d",&amp;val))!=EOF)</text:p>
      <text:p text:style-name="P8"><text:tab/>{<text:tab/><text:tab/></text:p>
      <text:p text:style-name="P8"><text:tab/><text:tab/><text:tab/>levelorderinsert(root,val);<text:tab/></text:p>
      <text:p text:style-name="P8"><text:tab/><text:tab/><text:tab/>totalnodes++;</text:p>
      <text:p text:style-name="P8"><text:tab/>}</text:p>
      <text:p text:style-name="P8"><text:tab/>printf("Binary tree created \n");</text:p>
      <text:p text:style-name="P8"><text:tab/>printf("Level order traversal of binary tree\n");<text:tab/></text:p>
      <text:p text:style-name="P8"><text:tab/>levelorder(root);</text:p>
      <text:p text:style-name="P8"><text:tab/>fclose(fp);</text:p>
      <text:p text:style-name="P8"><text:tab/>printf("\nNumber of level in tree : ");</text:p>
      <text:p text:style-name="P8"><text:tab/>printf("%d",leveloftree(root));</text:p>
      <text:p text:style-name="P8"><text:tab/>printf("\nTotal node in binary tree : ");</text:p>
      <text:p text:style-name="P8"><text:tab/>printf("%d",totalnodes);</text:p>
      <text:p text:style-name="P8"><text:tab/>if(pow(2,leveloftree(root))-1 == totalnodes)</text:p>
      <text:p text:style-name="P8"><text:tab/><text:tab/>printf("\nBinary tree is completed\n");</text:p>
      <text:p text:style-name="P8"><text:tab/>else</text:p>
      <text:p text:style-name="P8"><text:tab/><text:tab/>printf("\nBinary tree is not completed\n");<text:tab/></text:p>
      <text:p text:style-name="P8"><text:tab/></text:p>
      <text:p text:style-name="P8">}</text:p>
      <text:p text:style-name="P8"/>
      <text:p text:style-name="P9">Q-13</text:p>
      <text:p text:style-name="P9">#include&lt;stdio.h&gt;</text:p>
      <text:p text:style-name="P9"><text:soft-page-break/>#include&lt;stdlib.h&gt;</text:p>
      <text:p text:style-name="P9">FILE *fp;</text:p>
      <text:p text:style-name="P9">struct node {</text:p>
      <text:p text:style-name="P9"><text:s text:c="4"/>int data;</text:p>
      <text:p text:style-name="P9"><text:s text:c="4"/>struct node * prev;</text:p>
      <text:p text:style-name="P9"><text:s text:c="4"/>struct node * next;</text:p>
      <text:p text:style-name="P9">}*head, *last;</text:p>
      <text:p text:style-name="P9"/>
      <text:p text:style-name="P9">void createList(int data)</text:p>
      <text:p text:style-name="P9">{</text:p>
      <text:p text:style-name="P9"><text:s text:c="4"/>int i;</text:p>
      <text:p text:style-name="P9"><text:s text:c="4"/>struct node *newNode;</text:p>
      <text:p text:style-name="P9"/>
      <text:p text:style-name="P9"><text:s text:c="4"/>if(n &gt;= 1)</text:p>
      <text:p text:style-name="P9"><text:s text:c="4"/>{</text:p>
      <text:p text:style-name="P9"><text:s text:c="8"/>head = (struct node *)malloc(sizeof(struct node));</text:p>
      <text:p text:style-name="P9"/>
      <text:p text:style-name="P9"><text:s text:c="8"/>if(head != NULL)</text:p>
      <text:p text:style-name="P9"><text:s text:c="8"/>{</text:p>
      <text:p text:style-name="P9"><text:s text:c="12"/>printf("Enter data of 1 node: ");</text:p>
      <text:p text:style-name="P9"><text:s text:c="12"/>scanf("%d", &amp;data);</text:p>
      <text:p text:style-name="P9"/>
      <text:p text:style-name="P9"><text:s text:c="12"/>head-&gt;data = data;</text:p>
      <text:p text:style-name="P9"><text:s text:c="12"/>head-&gt;prev = NULL;</text:p>
      <text:p text:style-name="P9"><text:s text:c="12"/>head-&gt;next = NULL;</text:p>
      <text:p text:style-name="P9"/>
      <text:p text:style-name="P9"><text:s text:c="12"/>last = head;</text:p>
      <text:p text:style-name="P9"/>
      <text:p text:style-name="P9"><text:s text:c="12"/>/*</text:p>
      <text:p text:style-name="P9"><text:s text:c="13"/>* Create rest of the n-1 nodes</text:p>
      <text:p text:style-name="P9"><text:s text:c="13"/>*/</text:p>
      <text:p text:style-name="P9"><text:s text:c="12"/>for(i=2; i&lt;=n; i++)</text:p>
      <text:p text:style-name="P9"><text:s text:c="12"/>{</text:p>
      <text:p text:style-name="P9"><text:s text:c="16"/>newNode = (struct node *)malloc(sizeof(struct node));</text:p>
      <text:p text:style-name="P9"/>
      <text:p text:style-name="P9"><text:s text:c="16"/>if(newNode != NULL)</text:p>
      <text:p text:style-name="P9"><text:s text:c="16"/>{</text:p>
      <text:p text:style-name="P9"><text:s text:c="18"/>// <text:s/>printf("Enter data of %d node: ", i);</text:p>
      <text:p text:style-name="P9"><text:s text:c="20"/>//scanf("%d", &amp;data);</text:p>
      <text:p text:style-name="P9"/>
      <text:p text:style-name="P9"><text:s text:c="20"/>newNode-&gt;data = data;</text:p>
      <text:p text:style-name="P9"><text:s text:c="20"/>newNode-&gt;prev = last; // Link new node with the previous node</text:p>
      <text:p text:style-name="P9"><text:s text:c="20"/>newNode-&gt;next = NULL;</text:p>
      <text:p text:style-name="P9"/>
      <text:p text:style-name="P9"><text:s text:c="20"/>last-&gt;next = newNode; // Link previous node with the new node</text:p>
      <text:p text:style-name="P9"><text:s text:c="20"/>last = newNode; <text:s text:c="9"/>// Make new node as last/previous node</text:p>
      <text:p text:style-name="P9"><text:s text:c="16"/>}</text:p>
      <text:p text:style-name="P9"><text:s text:c="16"/>else</text:p>
      <text:p text:style-name="P9"><text:s text:c="16"/>{</text:p>
      <text:p text:style-name="P9"><text:s text:c="20"/>printf("Unable to allocate memory.");</text:p>
      <text:p text:style-name="P9"><text:s text:c="20"/>break;</text:p>
      <text:p text:style-name="P9"><text:s text:c="16"/>}</text:p>
      <text:p text:style-name="P9"><text:soft-page-break/><text:s text:c="12"/>}</text:p>
      <text:p text:style-name="P9"/>
      <text:p text:style-name="P9"><text:s text:c="12"/>printf("\nDOUBLY LINKED LIST CREATED SUCCESSFULLY\n");</text:p>
      <text:p text:style-name="P9"><text:s text:c="8"/>}</text:p>
      <text:p text:style-name="P9"><text:s text:c="8"/>else</text:p>
      <text:p text:style-name="P9"><text:s text:c="8"/>{</text:p>
      <text:p text:style-name="P9"><text:s text:c="12"/>printf("Unable to allocate memory");</text:p>
      <text:p text:style-name="P9"><text:s text:c="8"/>}</text:p>
      <text:p text:style-name="P9"><text:s text:c="4"/>}</text:p>
      <text:p text:style-name="P9">}</text:p>
      <text:p text:style-name="P9"/>
      <text:p text:style-name="P9"/>
      <text:p text:style-name="P9">/**</text:p>
      <text:p text:style-name="P9"><text:s/>* Displays the content of the list from beginning to end</text:p>
      <text:p text:style-name="P9"><text:s/>*/</text:p>
      <text:p text:style-name="P9">void displayListFromFirst()</text:p>
      <text:p text:style-name="P9">{</text:p>
      <text:p text:style-name="P9"><text:s text:c="4"/>struct node * temp;</text:p>
      <text:p text:style-name="P9"><text:s text:c="4"/>int n = 1;</text:p>
      <text:p text:style-name="P9"/>
      <text:p text:style-name="P9"><text:s text:c="4"/>if(head == NULL)</text:p>
      <text:p text:style-name="P9"><text:s text:c="4"/>{</text:p>
      <text:p text:style-name="P9"><text:s text:c="8"/>printf("List is empty.");</text:p>
      <text:p text:style-name="P9"><text:s text:c="4"/>}</text:p>
      <text:p text:style-name="P9"><text:s text:c="4"/>else</text:p>
      <text:p text:style-name="P9"><text:s text:c="4"/>{</text:p>
      <text:p text:style-name="P9"><text:s text:c="8"/>temp = head;</text:p>
      <text:p text:style-name="P9"><text:s text:c="8"/>printf("\n\nDATA IN THE LIST:\n");</text:p>
      <text:p text:style-name="P9"/>
      <text:p text:style-name="P9"><text:s text:c="8"/>while(temp != NULL)</text:p>
      <text:p text:style-name="P9"><text:s text:c="8"/>{</text:p>
      <text:p text:style-name="P9"><text:s text:c="12"/>printf("DATA of %d node = %d\n", n, temp-&gt;data);</text:p>
      <text:p text:style-name="P9"/>
      <text:p text:style-name="P9"><text:s text:c="12"/>n++;</text:p>
      <text:p text:style-name="P9"><text:s text:c="12"/></text:p>
      <text:p text:style-name="P9"><text:s text:c="12"/>/* Move the current pointer to next node */</text:p>
      <text:p text:style-name="P9"><text:s text:c="12"/>temp = temp-&gt;next;</text:p>
      <text:p text:style-name="P9"><text:s text:c="8"/>}</text:p>
      <text:p text:style-name="P9"><text:s text:c="4"/>}</text:p>
      <text:p text:style-name="P9">}</text:p>
      <text:p text:style-name="P9"/>
      <text:p text:style-name="P9">int main()</text:p>
      <text:p text:style-name="P9">{</text:p>
      <text:p text:style-name="P9">fp = fopen("p13.txt","r+");</text:p>
      <text:p text:style-name="P9"><text:tab/>int x,c=0;</text:p>
      <text:p text:style-name="P9"><text:tab/>//fscanf(fp,"%d",&amp;x);</text:p>
      <text:p text:style-name="P9"><text:tab/>while((fscanf(fp,"%d",&amp;x))!=EOF)</text:p>
      <text:p text:style-name="P9"><text:tab/>{</text:p>
      <text:p text:style-name="P9"><text:tab/><text:tab/>createList(x);</text:p>
      <text:p text:style-name="P9"><text:tab/><text:tab/>c++;</text:p>
      <text:p text:style-name="P9"><text:tab/>}</text:p>
      <text:p text:style-name="P9"><text:tab/>printf("The total number of nodes are %d",c);</text:p>
      <text:p text:style-name="P9"><text:soft-page-break/>}</text:p>
      <text:p text:style-name="P10">O/p:-</text:p>
      <text:p text:style-name="P10">yash@yash-Lenovo-ideapad-310-15ISK:~/Assignment2$ gcc p13.c</text:p>
      <text:p text:style-name="P10">yash@yash-Lenovo-ideapad-310-15ISK:~/Assignment2$ ./a.out</text:p>
      <text:p text:style-name="P10">Enter data of 1 node: 56</text:p>
      <text:p text:style-name="P10"/>
      <text:p text:style-name="P10">DOUBLY LINKED LIST CREATED SUCCESSFULLY</text:p>
      <text:p text:style-name="P10">Enter data of 1 node: 3</text:p>
      <text:p text:style-name="P10"/>
      <text:p text:style-name="P10">DOUBLY LINKED LIST CREATED SUCCESSFULLY</text:p>
      <text:p text:style-name="P10">Enter data of 1 node: 22223</text:p>
      <text:p text:style-name="P10"/>
      <text:p text:style-name="P10">DOUBLY LINKED LIST CREATED SUCCESSFULLY</text:p>
      <text:p text:style-name="P10">Enter data of 1 node: ^C</text:p>
      <text:p text:style-name="P10">yash@yash-Lenovo-ideapad-310-15ISK:~/Assignment2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8:49:50.099598502</meta:creation-date>
    <dc:date>2019-04-29T09:04:11.978561686</dc:date>
    <meta:editing-duration>PT14M1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3" meta:paragraph-count="610" meta:word-count="1265" meta:character-count="11134" meta:non-whitespace-character-count="8936"/>
  </office:meta>
</office:document-meta>
</file>